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ca4" officeooo:paragraph-rsid="0010dca4"/>
    </style:style>
    <style:style style:name="P2" style:family="paragraph" style:parent-style-name="Standard">
      <style:text-properties officeooo:rsid="0010dca4" officeooo:paragraph-rsid="00120fdc"/>
    </style:style>
    <style:style style:name="P3" style:family="paragraph" style:parent-style-name="Standard">
      <style:text-properties officeooo:rsid="0010dca4" officeooo:paragraph-rsid="00131dce"/>
    </style:style>
    <style:style style:name="P4" style:family="paragraph" style:parent-style-name="Standard">
      <style:text-properties officeooo:rsid="0010dca4" officeooo:paragraph-rsid="00151d82"/>
    </style:style>
    <style:style style:name="P5" style:family="paragraph" style:parent-style-name="Standard">
      <style:text-properties officeooo:rsid="00131dce" officeooo:paragraph-rsid="00131dce"/>
    </style:style>
    <style:style style:name="P6" style:family="paragraph" style:parent-style-name="Standard">
      <style:text-properties officeooo:rsid="00131dce" officeooo:paragraph-rsid="00151d82"/>
    </style:style>
    <style:style style:name="P7" style:family="paragraph" style:parent-style-name="Standard">
      <style:text-properties officeooo:paragraph-rsid="00131dce"/>
    </style:style>
    <style:style style:name="P8" style:family="paragraph" style:parent-style-name="Standard">
      <style:text-properties fo:color="#c9211e" officeooo:rsid="00151d82" officeooo:paragraph-rsid="00188119"/>
    </style:style>
    <style:style style:name="P9" style:family="paragraph" style:parent-style-name="Standard">
      <style:text-properties fo:font-weight="bold" officeooo:rsid="00131dce" officeooo:paragraph-rsid="00131dce" style:font-weight-asian="bold" style:font-weight-complex="bold"/>
    </style:style>
    <style:style style:name="P10" style:family="paragraph" style:parent-style-name="Standard">
      <style:text-properties officeooo:rsid="0016adc8" officeooo:paragraph-rsid="00151d82"/>
    </style:style>
    <style:style style:name="P11" style:family="paragraph" style:parent-style-name="Standard">
      <style:text-properties officeooo:rsid="00196fff" officeooo:paragraph-rsid="00196fff"/>
    </style:style>
    <style:style style:name="P12" style:family="paragraph" style:parent-style-name="Standard">
      <style:text-properties fo:font-size="18pt" fo:font-weight="bold" officeooo:rsid="00196fff" officeooo:paragraph-rsid="00196fff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131dce" officeooo:paragraph-rsid="00131dce"/>
    </style:style>
    <style:style style:name="T1" style:family="text">
      <style:text-properties officeooo:rsid="0010dca4"/>
    </style:style>
    <style:style style:name="T2" style:family="text">
      <style:text-properties officeooo:rsid="00131dce"/>
    </style:style>
    <style:style style:name="T3" style:family="text">
      <style:text-properties officeooo:rsid="00151d82"/>
    </style:style>
    <style:style style:name="T4" style:family="text">
      <style:text-properties officeooo:rsid="0016adc8"/>
    </style:style>
    <style:style style:name="T5" style:family="text">
      <style:text-properties officeooo:rsid="0017aee2"/>
    </style:style>
    <style:style style:name="T6" style:family="text">
      <style:text-properties officeooo:rsid="00188119"/>
    </style:style>
    <style:style style:name="T7" style:family="text">
      <style:text-properties fo:font-variant="normal" fo:text-transform="none" fo:color="#1155cc" style:font-name="Arial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: Website for presenting the remote front-end developer course at Wild Code School</text:p>
      <text:p text:style-name="P5">Members: Sawi &amp; Carlos</text:p>
      <text:p text:style-name="P5">Period: 27-05-2020 to 15-09-2020</text:p>
      <text:p text:style-name="P5"/>
      <text:p text:style-name="P5"><text:a xlink:type="simple" xlink:href="https://skalakul.wixsite.com/" text:style-name="Internet_20_link" text:visited-style-name="Visited_20_Internet_20_Link"><text:span text:style-name="T7">https://skalakul.wixsite.com/</text:span></text:a></text:p>
      <text:p text:style-name="P5"><text:span text:style-name="T7"/></text:p>
      <text:p text:style-name="P1">Why?</text:p>
      <text:p text:style-name="P1">- promote the school</text:p>
      <text:p text:style-name="P1">- give the details about course</text:p>
      <text:p text:style-name="P1">- get feedback from her</text:p>
      <text:p text:style-name="P1"/>
      <text:p text:style-name="P1">Information:</text:p>
      <text:p text:style-name="P1">- Course information: course details, time-table, tools, topics</text:p>
      <text:p text:style-name="P1">- Feedback from students: Calos &amp; Sawi</text:p>
      <text:p text:style-name="P1">- Projects &amp; Activities</text:p>
      <text:p text:style-name="P1"/>
      <text:p text:style-name="P1">Actions:</text:p>
      <text:p text:style-name="P1">- Access information</text:p>
      <text:p text:style-name="P1">- Contact us</text:p>
      <text:p text:style-name="P1">- Try our website works/games</text:p>
      <text:p text:style-name="P1"/>
      <text:p text:style-name="P1">Features:</text:p>
      <text:p text:style-name="P1"/>
      <text:p text:style-name="P2">- Course information: course details, time-table, tools, topics </text:p>
      <text:p text:style-name="P2">- Feedback from students: Calos &amp; Sawi <text:s/></text:p>
      <text:p text:style-name="P2">- Projects &amp; Activities</text:p>
      <text:p text:style-name="P3"/>
      <text:p text:style-name="P7"><text:span text:style-name="T2">Priorities</text:span><text:span text:style-name="T1">:</text:span></text:p>
      <text:p text:style-name="P3"/>
      <text:p text:style-name="P4">- Course information: course details, time-table, tools, topics *****</text:p>
      <text:p text:style-name="P4">- Feedback from students: <text:span text:style-name="T4">Interviewed students + </text:span>Calos &amp; Sawi <text:s/>***</text:p>
      <text:p text:style-name="P4">- Projects &amp; Activities **</text:p>
      <text:p text:style-name="P3"/>
      <text:p text:style-name="P2"/>
      <text:p text:style-name="P5">How do I make it easier to understand?</text:p>
      <text:p text:style-name="P5">- Simplify the structure of the website and contents (fast/get to the point :)</text:p>
      <text:p text:style-name="P5">- Images and video (accessibility &amp; ability to tell stories)</text:p>
      <text:p text:style-name="P5">- <text:span text:style-name="T5">Example of our works/projects/games</text:span></text:p>
      <text:p text:style-name="P5"/>
      <text:p text:style-name="P8"><text:span text:style-name="T4">Backlog</text:span>:</text:p>
      <text:p text:style-name="P4"/>
      <text:p text:style-name="P4">- <text:span text:style-name="T3">Wireframe </text:span><text:span text:style-name="T6">&lt;done&gt;</text:span></text:p>
      <text:p text:style-name="P6">- Website Architecture</text:p>
      <text:p text:style-name="P4">- <text:span text:style-name="T2">HTML</text:span></text:p>
      <text:p text:style-name="P4">- <text:span text:style-name="T2">CSS</text:span></text:p>
      <text:p text:style-name="P4">- <text:span text:style-name="T2">J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Content</text:p>
      <text:p text:style-name="P11">Nav Bar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1:43:56.242789531</meta:creation-date>
    <dc:date>2020-07-02T00:58:13.519518512</dc:date>
    <meta:editing-duration>PT5H18M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2" meta:paragraph-count="36" meta:word-count="169" meta:character-count="1053" meta:non-whitespace-character-count="916"/>
  </office:meta>
</office:document-meta>
</file>